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Source Code Pro Medium" fo:font-size="10pt" officeooo:paragraph-rsid="000a1490" style:font-size-asian="10pt" style:font-size-complex="10pt"/>
    </style:style>
    <style:style style:name="P2" style:family="paragraph" style:parent-style-name="Standard">
      <style:text-properties style:font-name="Source Code Pro Medium" fo:font-size="11pt" style:font-size-asian="11pt" style:font-size-complex="11pt"/>
    </style:style>
    <style:style style:name="P3" style:family="paragraph" style:parent-style-name="Standard">
      <style:paragraph-properties fo:break-before="page"/>
      <style:text-properties style:font-name="Source Code Pro Medium" fo:font-size="11pt" style:font-size-asian="11pt" style:font-size-complex="11pt"/>
    </style:style>
    <style:style style:name="P4" style:family="paragraph" style:parent-style-name="Footer">
      <style:paragraph-properties fo:text-align="end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 &lt;stdlib.h&gt;</text:p>
      <text:p text:style-name="P2"/>
      <text:p text:style-name="P2">// Definitions</text:p>
      <text:p text:style-name="P2"/>
      <text:p text:style-name="P2">#define SIZE_QUEUE 100</text:p>
      <text:p text:style-name="P2"/>
      <text:p text:style-name="P2">#define INDEX_FIRST_NAME 0</text:p>
      <text:p text:style-name="P2">#define INDEX_LAST_NAME 1</text:p>
      <text:p text:style-name="P2">#define INDEX_SSN 2</text:p>
      <text:p text:style-name="P2"/>
      <text:p text:style-name="P2">#define SIZE_FIRST_NAME 15</text:p>
      <text:p text:style-name="P2">#define SIZE_LAST_NAME 25</text:p>
      <text:p text:style-name="P2">#define SIZE_SSN 10</text:p>
      <text:p text:style-name="P2"/>
      <text:p text:style-name="P2">struct message {</text:p>
      <text:p text:style-name="P2"><text:s text:c="4"/>char first_name[SIZE_FIRST_NAME];</text:p>
      <text:p text:style-name="P2"><text:s text:c="4"/>char last_name[SIZE_LAST_NAME];</text:p>
      <text:p text:style-name="P2"><text:s text:c="4"/>char ssn[SIZE_SSN];</text:p>
      <text:p text:style-name="P2">};</text:p>
      <text:p text:style-name="P2"/>
      <text:p text:style-name="P2">struct message_queue {</text:p>
      <text:p text:style-name="P2"><text:s text:c="4"/>struct message messages[SIZE_QUEUE];</text:p>
      <text:p text:style-name="P2"><text:s text:c="4"/>int count;</text:p>
      <text:p text:style-name="P2">};</text:p>
      <text:p text:style-name="P2"/>
      <text:p text:style-name="P2">// Globals</text:p>
      <text:p text:style-name="P2"/>
      <text:p text:style-name="P2">struct message_queue queue;</text:p>
      <text:p text:style-name="P2"/>
      <text:p text:style-name="P2"/>
      <text:p text:style-name="P2"/>
      <text:p text:style-name="P3">// Functions</text:p>
      <text:p text:style-name="P2"/>
      <text:p text:style-name="P2">/*@</text:p>
      <text:p text:style-name="P2"><text:s text:c="4"/>predicate is_copied(char *ptr1, char *ptr2, integer bytes) =</text:p>
      <text:p text:style-name="P2"><text:s text:c="8"/>\forall integer i; 0 &lt;= i &lt; bytes ==&gt; *(ptr1+i) == *(ptr2+i);</text:p>
      <text:p text:style-name="P2">*/</text:p>
      <text:p text:style-name="P2"/>
      <text:p text:style-name="P2"/>
      <text:p text:style-name="P2">/*@</text:p>
      <text:p text:style-name="P2"><text:s text:c="4"/>requires n1 &gt;= 0 &amp;&amp; n2 &gt;= 0;</text:p>
      <text:p text:style-name="P2"/>
      <text:p text:style-name="P2"><text:s text:c="4"/>behavior copy_zero_characters:</text:p>
      <text:p text:style-name="P2"><text:s text:c="8"/>requires n1 == 0 || n2 == 0;</text:p>
      <text:p text:style-name="P2"><text:s text:c="8"/>assigns \nothing;</text:p>
      <text:p text:style-name="P2"/>
      <text:p text:style-name="P2"><text:s text:c="4"/>behavior copy_normal:</text:p>
      <text:p text:style-name="P2"><text:s text:c="8"/>requires \valid(s1+(0..n1-1));</text:p>
      <text:p text:style-name="P2"><text:s text:c="8"/>requires \valid(s2+(0..n2-1));</text:p>
      <text:p text:style-name="P2"><text:s text:c="8"/>requires \separated(s1, s2);</text:p>
      <text:p text:style-name="P2"><text:s text:c="8"/>ensures is_copied(s1, s2, \min(n1, n2));</text:p>
      <text:p text:style-name="P2"><text:s text:c="8"/>assigns s1[0..\min(n1,n2)-1];</text:p>
      <text:p text:style-name="P2">*/</text:p>
      <text:p text:style-name="P2">void copy(char s1[], int n1, char s2[], int n2)</text:p>
      <text:p text:style-name="P2">{</text:p>
      <text:p text:style-name="P2"><text:s text:c="4"/>if (n1 == 0 || n2 == 0) {</text:p>
      <text:p text:style-name="P2"><text:s text:c="8"/>//@ assert n1 == 0 || n2 == 0;</text:p>
      <text:p text:style-name="P2"><text:s text:c="8"/>return;</text:p>
      <text:p text:style-name="P2"><text:s text:c="4"/>}</text:p>
      <text:p text:style-name="P2"/>
      <text:p text:style-name="P2"><text:s text:c="4"/>//@ assert n1 != 0 &amp;&amp; n2 != 0;</text:p>
      <text:p text:style-name="P2"/>
      <text:p text:style-name="P2"><text:soft-page-break/><text:s text:c="4"/>int min;</text:p>
      <text:p text:style-name="P2"><text:s text:c="4"/>int i = 0;</text:p>
      <text:p text:style-name="P2"/>
      <text:p text:style-name="P2"><text:s text:c="4"/>if (n1 &lt; n2) {</text:p>
      <text:p text:style-name="P2"><text:s text:c="8"/>//@ assert n1 &lt; n2;</text:p>
      <text:p text:style-name="P2"><text:s text:c="8"/>min = n1;</text:p>
      <text:p text:style-name="P2"><text:s text:c="8"/>//@ assert min == n1;</text:p>
      <text:p text:style-name="P2"><text:s text:c="4"/>}</text:p>
      <text:p text:style-name="P2"><text:s text:c="4"/>else {</text:p>
      <text:p text:style-name="P2"><text:s text:c="8"/>//@ assert n2 &lt;= n1;</text:p>
      <text:p text:style-name="P2"><text:s text:c="8"/>min = n2;</text:p>
      <text:p text:style-name="P2"><text:s text:c="8"/>//@ assert min == n2;</text:p>
      <text:p text:style-name="P2"><text:s text:c="4"/>}</text:p>
      <text:p text:style-name="P2"/>
      <text:p text:style-name="P2"><text:s text:c="4"/>//@ assert min == \min(n1, n2);</text:p>
      <text:p text:style-name="P2"><text:s text:c="4"/>//@ assert i == 0;</text:p>
      <text:p text:style-name="P2"/>
      <text:p text:style-name="P2"><text:s text:c="4"/>/*@</text:p>
      <text:p text:style-name="P2"><text:s text:c="8"/>loop invariant 0 &lt;= i &lt; min;</text:p>
      <text:p text:style-name="P2"><text:s text:c="8"/>loop assigns i, s1[0..min-1];</text:p>
      <text:p text:style-name="P2"><text:s text:c="4"/>*/</text:p>
      <text:p text:style-name="P2"><text:s text:c="4"/>while (i &lt; min) {</text:p>
      <text:p text:style-name="P2"><text:s text:c="8"/>s1[i] = s2[i];</text:p>
      <text:p text:style-name="P2"><text:s text:c="8"/>//@ assert s1[i] == s2[i];</text:p>
      <text:p text:style-name="P2"><text:s text:c="8"/>i++;</text:p>
      <text:p text:style-name="P2"><text:s text:c="8"/>//@ assert i == \at(i, LoopCurrent) + 1;</text:p>
      <text:p text:style-name="P2"><text:s text:c="4"/>}</text:p>
      <text:p text:style-name="P2"/>
      <text:p text:style-name="P2"><text:s text:c="4"/>//@ assert i == min;</text:p>
      <text:p text:style-name="P2"><text:s text:c="4"/>//@ assert \forall integer k; 0 &lt;= k &lt; min ==&gt; s1[k] == s2[k];</text:p>
      <text:p text:style-name="P2">}</text:p>
      <text:p text:style-name="P3">/*@</text:p>
      <text:p text:style-name="P2"><text:s text:c="4"/>requires n1 &gt; 0 &amp;&amp; \valid(first_name+(0..n1-1));</text:p>
      <text:p text:style-name="P2"><text:s text:c="4"/>requires n2 &gt; 0 &amp;&amp; \valid(last_name+(0..n2-1));</text:p>
      <text:p text:style-name="P2"><text:s text:c="4"/>requires n3 &gt; 0 &amp;&amp; \valid(social_security_number+(0..n3-1));</text:p>
      <text:p text:style-name="P2"><text:s text:c="4"/>requires \separated(first_name, last_name, social_security_number);</text:p>
      <text:p text:style-name="P2"/>
      <text:p text:style-name="P2"><text:s text:c="4"/>behavior has_no_space:</text:p>
      <text:p text:style-name="P2"><text:s text:c="8"/>assumes queue.count &gt;= SIZE_QUEUE;</text:p>
      <text:p text:style-name="P2"><text:s text:c="8"/>ensures \result == -1;</text:p>
      <text:p text:style-name="P2"><text:s text:c="8"/>assigns \nothing;</text:p>
      <text:p text:style-name="P2"/>
      <text:p text:style-name="P2"><text:s text:c="4"/>behavior has_space:</text:p>
      <text:p text:style-name="P2"><text:s text:c="8"/>assumes queue.count &lt; SIZE_QUEUE;</text:p>
      <text:p text:style-name="P2"><text:s text:c="8"/>ensures</text:p>
      <text:p text:style-name="P2"><text:s text:c="12"/>\let oldc = \old(queue.count);</text:p>
      <text:p text:style-name="P2"><text:s text:c="12"/>\result == 0 &amp;&amp;</text:p>
      <text:p text:style-name="P2"><text:s text:c="12"/>queue.count == oldc + 1 &amp;&amp;</text:p>
      <text:p text:style-name="P2"><text:s text:c="12"/>is_copied((char*)(queue.messages[oldc].first_name),first_name,\min(n1, SIZE_FIRST_NAME))&amp;&amp;</text:p>
      <text:p text:style-name="P2"><text:s text:c="12"/>is_copied((char*)(queue.messages[oldc].last_name), last_name, \min(n2, SIZE_LAST_NAME)) &amp;&amp;</text:p>
      <text:p text:style-name="P2"><text:s text:c="12"/>is_copied((char*)(queue.messages[oldc].ssn), social_security_number, \min(n3, SIZE_SSN));</text:p>
      <text:p text:style-name="P2"><text:s text:c="8"/>assigns</text:p>
      <text:p text:style-name="P2"><text:s text:c="12"/>queue.count,</text:p>
      <text:p text:style-name="P2"><text:s text:c="12"/>queue.messages[queue.count],</text:p>
      <text:p text:style-name="P2"><text:s text:c="12"/>queue.messages[queue.count].first_name[0..\min(n1,SIZE_FIRST_NAME)-1],</text:p>
      <text:p text:style-name="P2"><text:s text:c="12"/>queue.messages[queue.count].last_name[0..\min(n2,SIZE_LAST_NAME)-1],</text:p>
      <text:p text:style-name="P2"><text:s text:c="12"/>queue.messages[queue.count].ssn[0..\min(n3,SIZE_SSN)-1];</text:p>
      <text:p text:style-name="P2">*/</text:p>
      <text:p text:style-name="P2"/>
      <text:p text:style-name="P3">int leave_message(</text:p>
      <text:p text:style-name="P2"><text:s text:c="4"/>char first_name[], int n1,</text:p>
      <text:p text:style-name="P2"><text:s text:c="4"/>char last_name[], int n2,</text:p>
      <text:p text:style-name="P2"><text:s text:c="4"/>char social_security_number[], int n3)</text:p>
      <text:p text:style-name="P2">{</text:p>
      <text:p text:style-name="P2"><text:s text:c="4"/>if (queue.count &gt;= SIZE_QUEUE) {</text:p>
      <text:p text:style-name="P2"><text:s text:c="8"/>//@ assert queue.count &gt;= SIZE_QUEUE;</text:p>
      <text:p text:style-name="P2"><text:s text:c="8"/>return -1;</text:p>
      <text:p text:style-name="P2"><text:s text:c="4"/>}</text:p>
      <text:p text:style-name="P2"/>
      <text:p text:style-name="P2"><text:s text:c="4"/>//@ assert queue.count &lt; SIZE_QUEUE;</text:p>
      <text:p text:style-name="P2"/>
      <text:p text:style-name="P2"><text:s text:c="4"/>int index = queue.count;</text:p>
      <text:p text:style-name="P2"><text:s text:c="4"/>struct message message = queue.messages[index];</text:p>
      <text:p text:style-name="P2"/>
      <text:p text:style-name="P2"><text:s text:c="4"/>copy(message.first_name, SIZE_FIRST_NAME, first_name, n1);</text:p>
      <text:p text:style-name="P2"><text:s text:c="4"/>//@ assert is_copied((char*)(message.first_name), first_name, \min(n1,SIZE_FIRST_NAME));</text:p>
      <text:p text:style-name="P2"/>
      <text:p text:style-name="P2"><text:s text:c="4"/>copy(message.last_name, SIZE_LAST_NAME, last_name, n2);</text:p>
      <text:p text:style-name="P2"><text:s text:c="4"/>//@ assert is_copied((char*)(message.last_name), last_name, \min(n2,SIZE_LAST_NAME));</text:p>
      <text:p text:style-name="P2"/>
      <text:p text:style-name="P2"><text:s text:c="4"/>copy(message.ssn, SIZE_SSN, social_security_number, n3);</text:p>
      <text:p text:style-name="P2"><text:s text:c="4"/>//@ assert is_copied((char*)(message.ssn), social_security_number, \min(n3,SIZE_SSN));</text:p>
      <text:p text:style-name="P2"/>
      <text:p text:style-name="P2"><text:s text:c="4"/>queue.count = index + 1;</text:p>
      <text:p text:style-name="P2"><text:s text:c="4"/>//@ assert queue.count == \at(queue.count, Pre) + 1;</text:p>
      <text:p text:style-name="P2"/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Source Code Pro Medium" fo:font-size="10pt" officeooo:paragraph-rsid="000a1490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D2452 - Homework 1</text:p>
        <text:p text:style-name="MP1"><text:s text:c="4"/>Author: Mert Alp Taytak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59:54.660747567</meta:creation-date>
    <dc:date>2019-09-04T22:19:48.392900739</dc:date>
    <meta:editing-duration>PT9M39S</meta:editing-duration>
    <meta:editing-cycles>7</meta:editing-cycles>
    <meta:generator>LibreOffice/6.2.5.2$Linux_X86_64 LibreOffice_project/20$Build-2</meta:generator>
    <meta:document-statistic meta:table-count="0" meta:image-count="0" meta:object-count="0" meta:page-count="5" meta:paragraph-count="121" meta:word-count="426" meta:character-count="3789" meta:non-whitespace-character-count="2912"/>
  </office:meta>
</office:document-meta>
</file>